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table:style-name="ce27" office:value-type="float" office:value="5725000">
            <text:p>5,72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260">
            <text:p>2260</text:p>
          </table:table-cell>
          <table:table-cell office:value-type="string">
            <text:p>F</text:p>
          </table:table-cell>
          <table:table-cell office:value-type="string">
            <text:p>A Lee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4900000">
            <text:p>4,900,000.00</text:p>
          </table:table-cell>
          <table:table-cell/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table:style-name="ce27"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27">
            <text:p>282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3">
          <table:table-cell office:value-type="float" office:value="2835">
            <text:p>28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imo Meier</text:p>
          </table:table-cell>
          <table:table-cell table:style-name="Default" office:value-type="float" office:value="1640000">
            <text:p>1640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5500000">
            <text:p>55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5647000">
            <text:p>65,64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816">
            <text:p>2816</text:p>
          </table:table-cell>
          <table:table-cell office:value-type="string">
            <text:p>D</text:p>
          </table:table-cell>
          <table:table-cell office:value-type="string">
            <text:p>Slavin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84">
            <text:p>2784</text:p>
          </table:table-cell>
          <table:table-cell office:value-type="string">
            <text:p>D</text:p>
          </table:table-cell>
          <table:table-cell office:value-type="string">
            <text:p>Brady Skjei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342">
            <text:p>134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PK Suban</text:p>
          </table:table-cell>
          <table:table-cell table:style-name="Default" office:value-type="float" office:value="9000000">
            <text:p>9000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2250000">
            <text:p>2,2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34085000">
            <text:p>134,08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7" office:value-type="float" office:value="7500000">
            <text:p>7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7" office:value-type="float" office:value="8700000">
            <text:p>8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7" office:value-type="float" office:value="6700000">
            <text:p>6,7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7"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7" office:value-type="float" office:value="9538000">
            <text:p>9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7" office:value-type="float" office:value="3775000">
            <text:p>3,775,000.00</text:p>
          </table:table-cell>
          <table:table-cell/>
          <table:table-cell table:style-name="Default" office:value-type="float" office:value="2019">
            <text:p>2019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3030">
            <text:p>3030</text:p>
          </table:table-cell>
          <table:table-cell office:value-type="string">
            <text:p>F</text:p>
          </table:table-cell>
          <table:table-cell office:value-type="string">
            <text:p>Guentzel</text:p>
          </table:table-cell>
          <table:table-cell office:value-type="float" office:value="514000">
            <text:p>514,000.00</text:p>
          </table:table-cell>
          <table:table-cell/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office:value-type="float" office:value="2019">
            <text:p>2019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801">
            <text:p>2801</text:p>
          </table:table-cell>
          <table:table-cell office:value-type="string">
            <text:p>F</text:p>
          </table:table-cell>
          <table:table-cell office:value-type="string">
            <text:p>Poin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table:style-name="ce27" office:value-type="float" office:value="2200000">
            <text:p>2,2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291">
            <text:p>329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jork</text:p>
          </table:table-cell>
          <table:table-cell table:style-name="Default" office:value-type="float" office:value="1067000">
            <text:p>1067000</text:p>
          </table:table-cell>
          <table:table-cell/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table:style-name="ce27" office:value-type="float" office:value="1000000">
            <text:p>1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table:style-name="ce27"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7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197">
            <text:p>319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Keller</text:p>
          </table:table-cell>
          <table:table-cell table:style-name="Default" office:value-type="float" office:value="1673000">
            <text:p>1673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0793000">
            <text:p>60,79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483">
            <text:p>248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anson</text:p>
          </table:table-cell>
          <table:table-cell table:style-name="Default" office:value-type="float" office:value="825000">
            <text:p>8250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537">
            <text:p>2537</text:p>
          </table:table-cell>
          <table:table-cell office:value-type="string">
            <text:p>D</text:p>
          </table:table-cell>
          <table:table-cell table:style-name="ce28" office:value-type="string">
            <text:p>E Lindell</text:p>
          </table:table-cell>
          <table:table-cell office:value-type="float" office:value="2200000">
            <text:p>2,2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D</text:p>
          </table:table-cell>
          <table:table-cell office:value-type="string">
            <text:p>Stecher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/>
          <table:table-cell/>
          <table:table-cell table:style-name="ce27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2801000">
            <text:p>92,80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 table:number-columns-repeated="251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table:style-name="Default" office:value-type="float" office:value="3000000">
            <text:p>30000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2nd</text:p>
          </table:table-cell>
          <table:table-cell table:number-columns-repeated="246"/>
        </table:table-row>
        <table:table-row table:style-name="ro5">
          <table:table-cell office:value-type="float" office:value="1313">
            <text:p>131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uchene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ce1"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Andrew's 1<text:span text:style-name="T1">st</text:span></text:p>
          </table:table-cell>
          <table:table-cell table:number-columns-repeated="246"/>
        </table:table-row>
        <table:table-row table:style-name="ro1">
          <table:table-cell office:value-type="float" office:value="3053">
            <text:p>305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Dubois</text:p>
          </table:table-cell>
          <table:table-cell table:style-name="Default" office:value-type="float" office:value="3394000">
            <text:p>33940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616">
            <text:p>261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Vrana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971">
            <text:p>1971</text:p>
          </table:table-cell>
          <table:table-cell office:value-type="string">
            <text:p>F</text:p>
          </table:table-cell>
          <table:table-cell office:value-type="string">
            <text:p>C Coyle</text:p>
          </table:table-cell>
          <table:table-cell table:style-name="ce8" office:value-type="float" office:value="3200000">
            <text:p>3,20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/>
          <table:table-cell table:number-columns-repeated="247"/>
        </table:table-row>
        <table:table-row table:style-name="ro6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76">
            <text:p>287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P Zacha</text:p>
          </table:table-cell>
          <table:table-cell table:style-name="Default" office:value-type="float" office:value="1744000">
            <text:p>1744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48764000">
            <text:p>48,764,000.00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/>
          <table:table-cell table:number-columns-repeated="247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 McDonagh</text:p>
          </table:table-cell>
          <table:table-cell table:style-name="Default" office:value-type="float" office:value="4700000">
            <text:p>4700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J Howard</text:p>
          </table:table-cell>
          <table:table-cell table:style-name="Default" office:value-type="float" office:value="5292000">
            <text:p>52920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293000">
            <text:p>87,293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247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414">
            <text:p>241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Mantha</text:p>
          </table:table-cell>
          <table:table-cell table:style-name="Default" office:value-type="float" office:value="863000">
            <text:p>863000</text:p>
          </table:table-cell>
          <table:table-cell/>
          <table:table-cell table:style-name="Default"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3330">
            <text:p>3330</text:p>
          </table:table-cell>
          <table:table-cell office:value-type="string">
            <text:p>F</text:p>
          </table:table-cell>
          <table:table-cell office:value-type="string">
            <text:p>N Patrick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5300000">
            <text:p>5,300,000.00</text:p>
          </table:table-cell>
          <table:table-cell/>
          <table:table-cell table:style-name="Default"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4861000">
            <text:p>64,861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3321">
            <text:p>3321</text:p>
          </table:table-cell>
          <table:table-cell office:value-type="string">
            <text:p>D</text:p>
          </table:table-cell>
          <table:table-cell office:value-type="string">
            <text:p>M Heiskanen</text:p>
          </table:table-cell>
          <table:table-cell office:value-type="float" office:value="3425000">
            <text:p>3,425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402">
            <text:p>402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Smith</text:p>
          </table:table-cell>
          <table:table-cell table:style-name="Default" office:value-type="float" office:value="5667000">
            <text:p>5667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1964000">
            <text:p>121,96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27"/>
        <table:table-column table:style-name="co2" table:default-cell-style-name="ce8"/>
        <table:table-column table:style-name="co2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table:style-name="ce8"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table:style-name="ce8"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 table:style-name="ce27"/>
          <table:table-cell office:value-type="float" office:value="1799">
            <text:p>179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Gallagher</text:p>
          </table:table-cell>
          <table:table-cell table:style-name="ce27"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table:style-name="ce8" office:value-type="float" office:value="3500000">
            <text:p>3,500,000.00</text:p>
          </table:table-cell>
          <table:table-cell/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table:style-name="ce1"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32">
            <text:p>2532</text:p>
          </table:table-cell>
          <table:table-cell office:value-type="string">
            <text:p>F</text:p>
          </table:table-cell>
          <table:table-cell office:value-type="string">
            <text:p>Wennberg</text:p>
          </table:table-cell>
          <table:table-cell office:value-type="float" office:value="1400000">
            <text:p>14000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table:style-name="ce8" office:value-type="float" office:value="2900000">
            <text:p>2,900,000.00</text:p>
          </table:table-cell>
          <table:table-cell/>
          <table:table-cell office:value-type="float" office:value="1584">
            <text:p>158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table:style-name="ce8" office:value-type="float" office:value="2475000">
            <text:p>2,475,000.00</text:p>
          </table:table-cell>
          <table:table-cell/>
          <table:table-cell table:style-name="ce1" office:value-type="float" office:value="985">
            <text:p>98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K Okposo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table:style-name="ce8" office:value-type="float" office:value="1350000">
            <text:p>1,35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271">
            <text:p>227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49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office:value-type="float" office:value="2700">
            <text:p>2700</text:p>
          </table:table-cell>
          <table:table-cell office:value-type="string">
            <text:p>D</text:p>
          </table:table-cell>
          <table:table-cell office:value-type="string">
            <text:p>B Pesce</text:p>
          </table:table-cell>
          <table:table-cell office:value-type="float" office:value="925000">
            <text:p>925000</text:p>
          </table:table-cell>
          <table:table-cell table:number-columns-repeated="249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 table:style-name="Default"/>
          <table:table-cell office:value-type="float" office:value="1271">
            <text:p>1271</text:p>
          </table:table-cell>
          <table:table-cell table:style-name="ce1" office:value-type="string">
            <text:p>G</text:p>
          </table:table-cell>
          <table:table-cell table:style-name="ce1" office:value-type="string">
            <text:p>S Varlamov</text:p>
          </table:table-cell>
          <table:table-cell table:style-name="ce27"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table:style-name="ce8"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Salary:</text:p>
          </table:table-cell>
          <table:table-cell table:style-name="ce8" table:formula="of:=SUM([.I1:.I15])" office:value-type="float" office:value="44106000">
            <text:p>44,106,000.00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table:style-name="ce8" office:value-type="float" office:value="1775000">
            <text:p>1,77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office:value-type="float" office:value="2700000">
            <text:p>2,700,000.00</text:p>
          </table:table-cell>
          <table:table-cell table:style-name="ce27"/>
          <table:table-cell table:style-name="ce1"/>
          <table:table-cell table:style-name="ce30"/>
          <table:table-cell table:style-name="ce6"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table:style-name="ce8" office:value-type="float" office:value="925000">
            <text:p>925,000.00</text:p>
          </table:table-cell>
          <table:table-cell/>
          <table:table-cell table:style-name="ce1"/>
          <table:table-cell table:style-name="ce30"/>
          <table:table-cell table:style-name="ce6"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2700">
            <text:p>2700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Pesce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number-columns-repeated="253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table:style-name="ce8" office:value-type="float" office:value="4500000">
            <text:p>4,500,000.00</text:p>
          </table:table-cell>
          <table:table-cell table:number-columns-repeated="254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4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54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2])" office:value-type="float" office:value="63625000">
            <text:p>63,625,000.00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27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6">
            <text:p>6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4"/>
          <table:table-cell table:number-columns-repeated="253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4"/>
          <table:table-cell table:style-name="Default" table:number-columns-repeated="13"/>
          <table:table-cell table:number-columns-repeated="236"/>
        </table:table-row>
        <table:table-row table:style-name="ro1">
          <table:table-cell/>
          <table:table-cell table:style-name="Default" table:number-columns-repeated="4"/>
          <table:table-cell/>
          <table:table-cell table:style-name="ce1" table:number-columns-repeated="2"/>
          <table:table-cell table:style-name="ce27"/>
          <table:table-cell table:style-name="Default" table:number-columns-repeated="13"/>
          <table:table-cell table:number-columns-repeated="236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2019">
            <text:p>2019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618">
            <text:p>2618</text:p>
          </table:table-cell>
          <table:table-cell office:value-type="string">
            <text:p>F</text:p>
          </table:table-cell>
          <table:table-cell office:value-type="string">
            <text:p>V Arvidsson</text:p>
          </table:table-cell>
          <table:table-cell office:value-type="float" office:value="650000">
            <text:p>65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F</text:p>
          </table:table-cell>
          <table:table-cell office:value-type="string">
            <text:p>K Labanc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9">
            <text:p>2019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 table:style-name="ce8"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841">
            <text:p>284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riksson Ek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E Lindholm</text:p>
          </table:table-cell>
          <table:table-cell table:style-name="Default" office:value-type="float" office:value="2700000">
            <text:p>2700000</text:p>
          </table:table-cell>
          <table:table-cell/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8764000">
            <text:p>48,76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D</text:p>
          </table:table-cell>
          <table:table-cell office:value-type="string">
            <text:p>T Chabot</text:p>
          </table:table-cell>
          <table:table-cell office:value-type="float" office:value="1223000">
            <text:p>1,2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614">
            <text:p>161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Gardener</text:p>
          </table:table-cell>
          <table:table-cell table:style-name="Default" office:value-type="float" office:value="4050000">
            <text:p>40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99">
            <text:p>25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Darling</text:p>
          </table:table-cell>
          <table:table-cell table:style-name="Default" office:value-type="float" office:value="4150000">
            <text:p>41500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331">
            <text:p>2331</text:p>
          </table:table-cell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1000000">
            <text:p>1,000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77720000">
            <text:p>77,720,000.00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6">
            <text:p>16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2" table:default-cell-style-name="ce1"/>
        <table:table-column table:style-name="co2" table:default-cell-style-name="Default"/>
        <table:table-column table:style-name="co2" table:number-columns-repeated="11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D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77">
            <text:p>1377</text:p>
          </table:table-cell>
          <table:table-cell office:value-type="string">
            <text:p>F</text:p>
          </table:table-cell>
          <table:table-cell office:value-type="string">
            <text:p>E Dadonov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8">
            <text:p>2018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3194">
            <text:p>3194</text:p>
          </table:table-cell>
          <table:table-cell office:value-type="string">
            <text:p>F</text:p>
          </table:table-cell>
          <table:table-cell office:value-type="string">
            <text:p>B Boeser</text:p>
          </table:table-cell>
          <table:table-cell office:value-type="float" office:value="1492000">
            <text:p>1,492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 table:number-columns-repeated="2"/>
          <table:table-cell table:style-name="ce1" office:value-type="float" office:value="2019">
            <text:p>2019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3212">
            <text:p>3212</text:p>
          </table:table-cell>
          <table:table-cell office:value-type="string">
            <text:p>F</text:p>
          </table:table-cell>
          <table:table-cell office:value-type="string">
            <text:p>T Jost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Default"/>
          <table:table-cell table:number-columns-repeated="245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0096000">
            <text:p>60,096,000.00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3231">
            <text:p>3231</text:p>
          </table:table-cell>
          <table:table-cell office:value-type="string">
            <text:p>D</text:p>
          </table:table-cell>
          <table:table-cell office:value-type="string">
            <text:p>C McAvoy</text:p>
          </table:table-cell>
          <table:table-cell office:value-type="float" office:value="1258000">
            <text:p>1,258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396">
            <text:p>2396</text:p>
          </table:table-cell>
          <table:table-cell office:value-type="string">
            <text:p>D</text:p>
          </table:table-cell>
          <table:table-cell office:value-type="string">
            <text:p>C Miller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Z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87067000">
            <text:p>87,067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4">
            <text:p>1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8">
            <text:p>8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/>
          <table:table-cell table:number-columns-repeated="24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11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/>
          <table:table-cell table:style-name="Default" table:number-columns-repeated="11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table:style-name="ce27" office:value-type="float" office:value="6300000">
            <text:p>6,3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7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office:value-type="float" office:value="1627000">
            <text:p>1,627,000.00</text:p>
          </table:table-cell>
          <table:table-cell/>
          <table:table-cell office:value-type="float" office:value="2840">
            <text:p>2840</text:p>
          </table:table-cell>
          <table:table-cell office:value-type="string">
            <text:p>F</text:p>
          </table:table-cell>
          <table:table-cell office:value-type="string">
            <text:p>M Rantanen</text:p>
          </table:table-cell>
          <table:table-cell table:style-name="ce27" office:value-type="float" office:value="1627000">
            <text:p>1,627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3133">
            <text:p>3133</text:p>
          </table:table-cell>
          <table:table-cell office:value-type="string">
            <text:p>F</text:p>
          </table:table-cell>
          <table:table-cell office:value-type="string">
            <text:p>A DeBrincat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AndrewA's 4th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office:value-type="float" office:value="2019">
            <text:p>2019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3000000">
            <text:p>3000000</text:p>
          </table:table-cell>
          <table:table-cell/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440">
            <text:p>244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O Bjorkstrand</text:p>
          </table:table-cell>
          <table:table-cell table:style-name="Default" office:value-type="float" office:value="863000">
            <text:p>863000</text:p>
          </table:table-cell>
          <table:table-cell/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style-name="ce27" table:formula="of:=SUM([.I1:.I15])" office:value-type="float" office:value="49394000">
            <text:p>49,3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725">
            <text:p>272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B Montour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O Klefbom</text:p>
          </table:table-cell>
          <table:table-cell table:style-name="Default" office:value-type="float" office:value="4167000">
            <text:p>41670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"/>
          <table:table-cell table:style-name="Default" table:number-columns-repeated="5"/>
          <table:table-cell table:number-columns-repeated="247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4])" office:value-type="float" office:value="82190000">
            <text:p>82,19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 table:style-name="ce1" table:number-columns-repeated="2"/>
          <table:table-cell table:number-columns-repeated="252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2019">
            <text:p>2019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office:value-type="float" office:value="3326">
            <text:p>3326</text:p>
          </table:table-cell>
          <table:table-cell office:value-type="string">
            <text:p>F</text:p>
          </table:table-cell>
          <table:table-cell office:value-type="string">
            <text:p>N Hiscier</text:p>
          </table:table-cell>
          <table:table-cell office:value-type="float" office:value="3775000">
            <text:p>3775000</text:p>
          </table:table-cell>
          <table:table-cell/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table:style-name="ce1" office:value-type="float" office:value="2019">
            <text:p>2019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3264">
            <text:p>326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Shipachyov</text:p>
          </table:table-cell>
          <table:table-cell table:style-name="ce27" office:value-type="float" office:value="4500000">
            <text:p>4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5"/>
        </table:table-row>
        <table:table-row table:style-name="ro8">
          <table:table-cell office:value-type="float" office:value="3050">
            <text:p>305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Schmaltz</text:p>
          </table:table-cell>
          <table:table-cell table:style-name="ce27" office:value-type="float" office:value="1542000">
            <text:p>1,542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2641">
            <text:p>264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Ho-Sang</text:p>
          </table:table-cell>
          <table:table-cell table:style-name="ce27" office:value-type="float" office:value="1076000">
            <text:p>1,076,000.00</text:p>
          </table:table-cell>
          <table:table-cell/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086000">
            <text:p>47,086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3055">
            <text:p>3055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ergachev</text:p>
          </table:table-cell>
          <table:table-cell table:style-name="ce27" office:value-type="float" office:value="1744000">
            <text:p>1,744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Ekholm</text:p>
          </table:table-cell>
          <table:table-cell table:style-name="ce8" office:value-type="float" office:value="3750000">
            <text:p>3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1687">
            <text:p>168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912">
            <text:p>191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C Pickard</text:p>
          </table:table-cell>
          <table:table-cell table:style-name="ce27" office:value-type="float" office:value="1000000">
            <text:p>1,0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80378000">
            <text:p>80,378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8">
            <text:p>8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4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2017-10-15</text:date>, <text:time>16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7-10-15T16:33:16</dc:date>
    <meta:editing-duration>P341DT5H40M31S</meta:editing-duration>
    <meta:editing-cycles>665</meta:editing-cycles>
    <dc:creator>Ben Miller</dc:creator>
    <meta:document-statistic meta:table-count="11" meta:cell-count="2537" meta:object-count="0"/>
    <meta:user-defined meta:name=""/>
  </office:meta>
</office:document-meta>
</file>